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7942" officeooo:paragraph-rsid="001d7942"/>
    </style:style>
    <style:style style:name="P2" style:family="paragraph" style:parent-style-name="Text_20_body">
      <style:text-properties fo:color="#1f497d" officeooo:rsid="001d7942" officeooo:paragraph-rsid="001d7942"/>
    </style:style>
    <style:style style:name="T1" style:family="text">
      <style:text-properties officeooo:rsid="001d9b4a"/>
    </style:style>
    <style:style style:name="T2" style:family="text">
      <style:text-properties fo:font-variant="normal" fo:text-transform="none" fo:color="#1f497d"/>
    </style:style>
    <style:style style:name="T3" style:family="text">
      <style:text-properties fo:color="#1f49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span text:style-name="T1">ROS Installation in Ubuntu 14.04</text:span></text:p>
      <text:p text:style-name="P1"/>
      <text:p text:style-name="P2">Here are the steps to install ROS on Ubuntu:</text:p>
      <text:p text:style-name="Text_20_body"><text:span text:style-name="T3">1)</text:span><text:span text:style-name="T2">      </text:span><text:span text:style-name="T3">Need Ubuntu 14.04. Check your Ubuntu release with the command lsb_release –a. The code name will be trusty. I installed in my VM…</text:span></text:p>
      <text:p text:style-name="Text_20_body"><text:span text:style-name="T3">2)</text:span><text:span text:style-name="T2">      </text:span><text:span text:style-name="T3"> As root a file ros-latest.list need to be created at /etc/apt/sources.list.d/</text:span></text:p>
      <text:p text:style-name="Text_20_body"><text:span text:style-name="T3">3)</text:span><text:span text:style-name="T2">      </text:span><text:span text:style-name="T3">Then add this single line to the file:  deb </text:span><text:a xlink:type="simple" xlink:href="http://packages.ros.org/ros/ubuntu">http://packages.ros.org/ros/ubuntu</text:a><text:span text:style-name="T3"> trusty main and save it.</text:span></text:p>
      <text:p text:style-name="Text_20_body"><text:span text:style-name="T3">4)</text:span><text:span text:style-name="T2">      </text:span><text:span text:style-name="T3">The above line is specific to trusty of Ubuntu 14.04.</text:span></text:p>
      <text:p text:style-name="Text_20_body"><text:span text:style-name="T3">5)</text:span><text:span text:style-name="T2">      </text:span><text:span text:style-name="T3">Install the package authentication key as : wget </text:span><text:a xlink:type="simple" xlink:href="https://raw.githubusercontent.com/ros/rosdistro/master/ros.key">https://raw.githubusercontent.com/ros/rosdistro/master/ros.key</text:a></text:p>
      <text:p text:style-name="Text_20_body"><text:span text:style-name="T3">6)</text:span><text:span text:style-name="T2">      </text:span><text:span text:style-name="T3">A file called ros.key would have been downloaded.</text:span></text:p>
      <text:p text:style-name="Text_20_body"><text:span text:style-name="T3">7)</text:span><text:span text:style-name="T2">      </text:span><text:span text:style-name="T3">Then add the key by using the command: sudo apt-key add ros.key</text:span></text:p>
      <text:p text:style-name="Text_20_body"><text:span text:style-name="T3">8)</text:span><text:span text:style-name="T2">      </text:span><text:span text:style-name="T3">A message “OK” will be printed.</text:span></text:p>
      <text:p text:style-name="Text_20_body"><text:span text:style-name="T3">9)</text:span><text:span text:style-name="T2">      </text:span><text:span text:style-name="T3">Download the package list by the command: sudo apt-get update</text:span></text:p>
      <text:p text:style-name="Text_20_body"><text:span text:style-name="T3">10)</text:span><text:span text:style-name="T2">   </text:span><text:span text:style-name="T3">The step 9 will take a few minutes….</text:span></text:p>
      <text:p text:style-name="Text_20_body"><text:span text:style-name="T3">11)</text:span><text:span text:style-name="T2">   </text:span><text:span text:style-name="T3">Then install ros packages by the command: sudo apt-get install ros-indigo-desktop-full</text:span></text:p>
      <text:p text:style-name="Text_20_body"><text:span text:style-name="T3">12)</text:span><text:span text:style-name="T2">   </text:span><text:span text:style-name="T3">The step 11 took some 30 minutes for me… Your mileage may vary since your connection is faster in US. This step installs all ros packages except the simulator.</text:span></text:p>
      <text:p text:style-name="Text_20_body"><text:span text:style-name="T3">13)</text:span><text:span text:style-name="T2">   </text:span><text:span text:style-name="T3">You can install turtlesim as well to play around: sudo apt-get install ros-indigo-turtlesim . This step will install the turtle simulator.</text:span></text:p>
      <text:p text:style-name="Text_20_body"><text:span text:style-name="T3">14)</text:span><text:span text:style-name="T2">   </text:span><text:span text:style-name="T3">Then set up the rosdep system wide by the command: sudo rosdep init</text:span></text:p>
      <text:p text:style-name="Text_20_body"><text:span text:style-name="T3">15)</text:span><text:span text:style-name="T2">   </text:span><text:span text:style-name="T3">Then configure using the command: rosdep update</text:span></text:p>
      <text:p text:style-name="Text_20_body"><text:span text:style-name="T3">16)</text:span><text:span text:style-name="T2">   </text:span><text:span text:style-name="T3">Setup the environmental variables for your shell with the command: source /opt/ros/indigo/setup.bash</text:span></text:p>
      <text:p text:style-name="Text_20_body"><text:span text:style-name="T3">17)</text:span><text:span text:style-name="T2">   </text:span><text:span text:style-name="T3">Check whether the environmental variables has been set using the command: export|grep ROS . You should be seeing some environmental variables with ROS in it.</text:span></text:p>
      <text:p text:style-name="Text_20_body"><text:span text:style-name="T3">18)</text:span><text:span text:style-name="T2">   </text:span><text:span text:style-name="T3">For all the shells to have the environmental variables put the string “source /opt/ros/indigo/setup.bash” in your .bashrc file. </text:span></text:p>
      <text:p text:style-name="Text_20_body"><text:span text:style-name="T3">19)</text:span><text:span text:style-name="T2">   </text:span><text:span text:style-name="T3">Now you have ROS installed in your system…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5:17:59.480470152</meta:creation-date>
    <dc:date>2018-03-12T15:18:56.132037407</dc:date>
    <meta:editing-duration>PT36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21" meta:word-count="289" meta:character-count="1848" meta:non-whitespace-character-count="1510"/>
  </office:meta>
</office:document-meta>
</file>